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Dimension_20_Lines" draw:marker-end-width="1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.6cm" svg:height="1.6cm" svg:x="6.3cm" svg:y="2.6cm">
          <text:p text:style-name="P1">218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7.901cm" svg:y="2.6cm">
          <text:p text:style-name="P1">219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cm" svg:height="1.6cm" svg:x="9.501cm" svg:y="2.6cm">
          <text:p text:style-name="P1">22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11.102cm" svg:y="2.6cm">
          <text:p text:style-name="P1">22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12.7cm" svg:y="2.6cm">
          <text:p text:style-name="P1">222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4cm" svg:height="2.5cm" svg:x="8.101cm" svg:y="5.601cm">
          <text:p text:style-name="P2"><text:span text:style-name="T1">RbCounter</text:span></text:p>
          <text:p text:style-name="P3"><text:span text:style-name="T2">Clave: 10.0.1.1</text:span></text:p>
          <text:p text:style-name="P3"><text:span text:style-name="T2">Valor: 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4cm" svg:height="1.8cm" svg:x="4.6cm" svg:y="2.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14.3cm" svg:y="2.6cm">
          <text:p text:style-name="P1">...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301cm" svg:y1="4.2cm" svg:x2="10.301cm" svg:y2="5.601cm" draw:start-shape="id1" draw:start-glue-point="2" draw:end-shape="id2" draw:end-glue-point="0" svg:d="M10301 4200v1401" svg:viewBox="0 0 1 1402">
          <text:p/>
        </draw:connector>
        <draw:custom-shape draw:style-name="gr3" draw:text-style-name="P1" draw:layer="layout" svg:width="1.6cm" svg:height="1.6cm" svg:x="2.62cm" svg:y="2.6cm">
          <text:p text:style-name="P1">Tabla: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4.7cm" svg:y="2.6cm">
          <text:p text:style-name="P1">...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.3cm" svg:y1="12cm" svg:x2="10.3cm" svg:y2="13.4cm" draw:start-shape="id3" draw:start-glue-point="2" svg:d="M10300 12000v1400" svg:viewBox="0 0 1 1401">
          <text:p/>
        </draw:connector>
        <draw:custom-shape draw:style-name="gr1" draw:text-style-name="P2" xml:id="id3" draw:id="id3" draw:layer="layout" svg:width="4.4cm" svg:height="2.5cm" svg:x="8.1cm" svg:y="9.5cm">
          <text:p text:style-name="P2"><text:span text:style-name="T1">RbCounter</text:span></text:p>
          <text:p text:style-name="P3"><text:span text:style-name="T2">Clave: 8.8.8.8</text:span></text:p>
          <text:p text:style-name="P3"><text:span text:style-name="T2">Valor: 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0.301cm" svg:y1="8.101cm" svg:x2="10.3cm" svg:y2="9.5cm" draw:start-shape="id2" draw:start-glue-point="2" draw:end-shape="id3" draw:end-glue-point="0" svg:d="M10301 8101l-1 1399" svg:viewBox="0 0 2 14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ugenio Pérez Martín</meta:initial-creator>
    <meta:creation-date>2014-09-06T10:50:51.288296787</meta:creation-date>
    <dc:date>2014-09-06T14:11:23.023851187</dc:date>
    <dc:creator>Eugenio Pérez Martín</dc:creator>
    <meta:editing-duration>PT36M11S</meta:editing-duration>
    <meta:editing-cycles>4</meta:editing-cycles>
    <meta:generator>LibreOffice/4.2.5.2$Linux_X86_64 LibreOffice_project/420m0$Build-2</meta:generator>
    <meta:document-statistic meta:object-count="14"/>
  </office:meta>
</office:document-meta>
</file>